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 2 240hz" table:style-name="ta1">
        <table:shapes>
          <draw:frame draw:z-index="0" draw:style-name="gr1" draw:text-style-name="P1" svg:width="1477.08pt" svg:height="306.14pt" svg:x="256.34pt" svg:y="14289.05pt">
            <loext:p draw:notify-on-update-of-ranges="'dummy 2 240hz'.A1117:'dummy 2 240hz'.A2116 'dummy 2 240hz'.B1117:'dummy 2 240hz'.B2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60.38pt" svg:height="377.04pt" svg:x="260.48pt" svg:y="14676.92pt">
            <loext:p draw:notify-on-update-of-ranges="'dummy 2 240hz'.A1117:'dummy 2 240hz'.A2116 'dummy 2 240hz'.B1117:'dummy 2 240hz'.B2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6408320" calcext:value-type="float">
            <text:p>-11640832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3868800" calcext:value-type="float">
            <text:p>-113868800</text:p>
          </table:table-cell>
          <table:table-cell office:value-type="string" calcext:value-type="string">
            <text:p>F9368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4360320" calcext:value-type="float">
            <text:p>-114360320</text:p>
          </table:table-cell>
          <table:table-cell office:value-type="string" calcext:value-type="string">
            <text:p>F92F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6801536" calcext:value-type="float">
            <text:p>-116801536</text:p>
          </table:table-cell>
          <table:table-cell office:value-type="string" calcext:value-type="string">
            <text:p>F909C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8308864" calcext:value-type="float">
            <text:p>-118308864</text:p>
          </table:table-cell>
          <table:table-cell office:value-type="string" calcext:value-type="string">
            <text:p>F8F2C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7735424" calcext:value-type="float">
            <text:p>-117735424</text:p>
          </table:table-cell>
          <table:table-cell office:value-type="string" calcext:value-type="string">
            <text:p>F8FB8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6506624" calcext:value-type="float">
            <text:p>-116506624</text:p>
          </table:table-cell>
          <table:table-cell office:value-type="string" calcext:value-type="string">
            <text:p>F90E4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4671616" calcext:value-type="float">
            <text:p>-114671616</text:p>
          </table:table-cell>
          <table:table-cell office:value-type="string" calcext:value-type="string">
            <text:p>F92A4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8259712" calcext:value-type="float">
            <text:p>-118259712</text:p>
          </table:table-cell>
          <table:table-cell office:value-type="string" calcext:value-type="string">
            <text:p>F8F3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6244480" calcext:value-type="float">
            <text:p>-116244480</text:p>
          </table:table-cell>
          <table:table-cell office:value-type="string" calcext:value-type="string">
            <text:p>F9124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5834880" calcext:value-type="float">
            <text:p>-115834880</text:p>
          </table:table-cell>
          <table:table-cell office:value-type="string" calcext:value-type="string">
            <text:p>F9188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5408896" calcext:value-type="float">
            <text:p>-115408896</text:p>
          </table:table-cell>
          <table:table-cell office:value-type="string" calcext:value-type="string">
            <text:p>F91F0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6293632" calcext:value-type="float">
            <text:p>-116293632</text:p>
          </table:table-cell>
          <table:table-cell office:value-type="string" calcext:value-type="string">
            <text:p>F911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7374976" calcext:value-type="float">
            <text:p>-117374976</text:p>
          </table:table-cell>
          <table:table-cell office:value-type="string" calcext:value-type="string">
            <text:p>F9010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4507776" calcext:value-type="float">
            <text:p>-114507776</text:p>
          </table:table-cell>
          <table:table-cell office:value-type="string" calcext:value-type="string">
            <text:p>F92CC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4491392" calcext:value-type="float">
            <text:p>-114491392</text:p>
          </table:table-cell>
          <table:table-cell office:value-type="string" calcext:value-type="string">
            <text:p>F92D0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5769344" calcext:value-type="float">
            <text:p>-115769344</text:p>
          </table:table-cell>
          <table:table-cell office:value-type="string" calcext:value-type="string">
            <text:p>F919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14:03:59.164192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1T14:57:51.159625457</dc:date>
    <meta:editing-duration>PT46M57S</meta:editing-duration>
    <meta:editing-cycles>2</meta:editing-cycles>
    <meta:generator>LibreOffice/5.1.6.2$Linux_X86_64 LibreOffice_project/10m0$Build-2</meta:generator>
    <meta:document-statistic meta:table-count="1" meta:cell-count="91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2.109cm" svg:height="10.801cm" xlink:href=".." xlink:type="simple" chart:class="chart:scatter" chart:style-name="ch1">
        <chart:legend chart:legend-position="end" svg:x="49.257cm" svg:y="5.101cm" style:legend-expansion="high" chart:style-name="ch2"/>
        <chart:plot-area chart:style-name="ch3" table:cell-range-address="'dummy 2 240hz'.A1117:'dummy 2 240hz'.B2116" svg:x="1.042cm" svg:y="0.216cm" svg:width="47.173cm" svg:height="10.369cm">
          <chartooo:coordinate-region svg:x="3.066cm" svg:y="0.415cm" svg:width="44.777cm" svg:height="9.9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 2 240hz'.B1117:'dummy 2 240hz'.B2116" chart:class="chart:scatter">
            <chart:domain table:cell-range-address="'dummy 2 240hz'.A1117:'dummy 2 240hz'.A2116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ummy 2 240hz'.A1117:'dummy 2 240hz'.A2116</svg:desc>
                </draw:g>
              </table:table-cell>
              <table:table-cell office:value-type="float" office:value="-115687424">
                <text:p>-115687424</text:p>
                <draw:g>
                  <svg:desc>'dummy 2 240hz'.B1117:'dummy 2 240hz'.B2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5081216">
                <text:p>-115081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5851264">
                <text:p>-1158512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5851264">
                <text:p>-1158512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6555776">
                <text:p>-11655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52cm" svg:height="13.302cm" xlink:href=".." xlink:type="simple" chart:class="chart:scatter" chart:style-name="ch1">
        <chart:legend chart:legend-position="end" svg:x="48.668cm" svg:y="6.352cm" style:legend-expansion="high" chart:style-name="ch2"/>
        <chart:plot-area chart:style-name="ch3" table:cell-range-address="'dummy 2 240hz'.A1117:'dummy 2 240hz'.B2116" svg:x="1.03cm" svg:y="0.266cm" svg:width="46.608cm" svg:height="12.77cm">
          <chartooo:coordinate-region svg:x="3.054cm" svg:y="0.465cm" svg:width="44.212cm" svg:height="12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 2 240hz'.B1117:'dummy 2 240hz'.B2116" chart:class="chart:scatter">
            <chart:domain table:cell-range-address="'dummy 2 240hz'.A1117:'dummy 2 240hz'.A2116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ummy 2 240hz'.A1117:'dummy 2 240hz'.A2116</svg:desc>
                </draw:g>
              </table:table-cell>
              <table:table-cell office:value-type="float" office:value="-115687424">
                <text:p>-115687424</text:p>
                <draw:g>
                  <svg:desc>'dummy 2 240hz'.B1117:'dummy 2 240hz'.B2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5228672">
                <text:p>-1152286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16244480">
                <text:p>-1162444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7538816">
                <text:p>-117538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8030336">
                <text:p>-118030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5081216">
                <text:p>-115081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5343360">
                <text:p>-1153433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15916800">
                <text:p>-1159168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6047872">
                <text:p>-1160478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5867648">
                <text:p>-1158676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5736576">
                <text:p>-1157365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4720768">
                <text:p>-1147207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5326976">
                <text:p>-1153269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5834880">
                <text:p>-1158348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17981184">
                <text:p>-1179811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7358592">
                <text:p>-1173585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6080640">
                <text:p>-11608064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4491392">
                <text:p>-1144913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4622464">
                <text:p>-1146224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4671616">
                <text:p>-114671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4999296">
                <text:p>-1149992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5851264">
                <text:p>-1158512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7227520">
                <text:p>-1172275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17374976">
                <text:p>-1173749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6555776">
                <text:p>-1165557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6326400">
                <text:p>-1163264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14884608">
                <text:p>-11488460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4360320">
                <text:p>-1143603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14212864">
                <text:p>-1142128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14409472">
                <text:p>-1144094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15048448">
                <text:p>-1150484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5441664">
                <text:p>-1154416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5539968">
                <text:p>-1155399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5851264">
                <text:p>-1158512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6113408">
                <text:p>-1161134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6293632">
                <text:p>-1162936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7784576">
                <text:p>-1177845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7768192">
                <text:p>-1177681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7735424">
                <text:p>-1177354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7506048">
                <text:p>-1175060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7129216">
                <text:p>-1171292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17014528">
                <text:p>-1170145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16785152">
                <text:p>-1167851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16801536">
                <text:p>-1168015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16768768">
                <text:p>-1167687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6621312">
                <text:p>-1166213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6506624">
                <text:p>-1165066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6146176">
                <text:p>-116146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5769344">
                <text:p>-1157693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5425280">
                <text:p>-1154252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5130368">
                <text:p>-1151303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5032064">
                <text:p>-1150320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4343936">
                <text:p>-1143439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4196480">
                <text:p>-1141964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4130944">
                <text:p>-1141309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4278400">
                <text:p>-1142784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4393088">
                <text:p>-1143930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4425856">
                <text:p>-1144258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4458624">
                <text:p>-1144586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14900992">
                <text:p>-1149009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15015680">
                <text:p>-11501568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15064832">
                <text:p>-1150648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15408896">
                <text:p>-1154088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15687424">
                <text:p>-1156874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15818496">
                <text:p>-1158184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15965952">
                <text:p>-1159659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6555776">
                <text:p>-116555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